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013cm" fo:margin-left="0cm" fo:margin-right="-0.012cm" table:align="margins" fo:keep-with-next="always"/>
    </style:style>
    <style:style style:name="Tabelle3.A" style:family="table-column">
      <style:table-column-properties style:column-width="5.53cm" style:rel-column-width="21301*"/>
    </style:style>
    <style:style style:name="Tabelle3.B" style:family="table-column">
      <style:table-column-properties style:column-width="11.483cm" style:rel-column-width="44234*"/>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1" style:family="table">
      <style:table-properties style:width="17.013cm" fo:margin-left="0cm" fo:margin-right="-0.012cm" table:align="margins"/>
    </style:style>
    <style:style style:name="Tabelle1.A" style:family="table-column">
      <style:table-column-properties style:column-width="5.768cm" style:rel-column-width="22218*"/>
    </style:style>
    <style:style style:name="Tabelle1.B" style:family="table-column">
      <style:table-column-properties style:column-width="11.245cm" style:rel-column-width="4331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5.768cm" style:rel-column-width="22218*"/>
    </style:style>
    <style:style style:name="Tabelle2.B" style:family="table-column">
      <style:table-column-properties style:column-width="11.245cm" style:rel-column-width="4331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fo:keep-with-next="always"/>
    </style:style>
    <style:style style:name="Tabelle4.A" style:family="table-column">
      <style:table-column-properties style:column-width="3.122cm" style:rel-column-width="1770*"/>
    </style:style>
    <style:style style:name="Tabelle4.B" style:family="table-column">
      <style:table-column-properties style:column-width="2.725cm" style:rel-column-width="1545*"/>
    </style:style>
    <style:style style:name="Tabelle4.C" style:family="table-column">
      <style:table-column-properties style:column-width="1.93cm" style:rel-column-width="1094*"/>
    </style:style>
    <style:style style:name="Tabelle4.D" style:family="table-column">
      <style:table-column-properties style:column-width="9.236cm" style:rel-column-width="5236*"/>
    </style:style>
    <style:style style:name="Tabelle4.A1" style:family="table-cell">
      <style:table-cell-properties fo:padding="0.097cm" fo:border-left="0.002cm solid #000000" fo:border-right="none" fo:border-top="0.002cm solid #000000" fo:border-bottom="0.002cm solid #000000"/>
    </style:style>
    <style:style style:name="Tabelle4.D1" style:family="table-cell">
      <style:table-cell-properties fo:padding="0.097cm" fo:border="0.002cm solid #000000"/>
    </style:style>
    <style:style style:name="Tabelle4.B2" style:family="table-cell">
      <style:table-cell-properties fo:background-color="#ffff99" fo:padding="0.097cm" fo:border-left="0.002cm solid #000000" fo:border-right="none" fo:border-top="none" fo:border-bottom="0.002cm solid #000000">
        <style:background-image/>
      </style:table-cell-properties>
    </style:style>
    <style:style style:name="Tabelle4.D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elle4.B4" style:family="table-cell">
      <style:table-cell-properties fo:background-color="#cfe7f5" fo:padding="0.097cm" fo:border-left="0.002cm solid #000000" fo:border-right="none" fo:border-top="none" fo:border-bottom="0.002cm solid #000000">
        <style:background-image/>
      </style:table-cell-properties>
    </style:style>
    <style:style style:name="Tabelle4.D4" style:family="table-cell">
      <style:table-cell-properties fo:background-color="#cfe7f5" fo:padding="0.097cm" fo:border-left="0.002cm solid #000000" fo:border-right="0.002cm solid #000000" fo:border-top="none" fo:border-bottom="0.002cm solid #000000">
        <style:background-image/>
      </style:table-cell-properties>
    </style:style>
    <style:style style:name="Tabelle4.B6" style:family="table-cell">
      <style:table-cell-properties fo:padding="0.097cm" fo:border-left="0.002cm solid #000000" fo:border-right="0.002cm solid #000000" fo:border-top="none" fo:border-bottom="0.002cm solid #000000"/>
    </style:style>
    <style:style style:name="Tabelle4.A7" style:family="table-cell">
      <style:table-cell-properties fo:padding="0.097cm" fo:border-left="0.002cm solid #000000" fo:border-right="none" fo:border-top="none" fo:border-bottom="0.002cm solid #000000"/>
    </style:style>
    <style:style style:name="Tabelle4.D2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C27"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Standard">
      <style:paragraph-properties fo:text-align="center" style:justify-single-word="false"/>
      <style:text-properties fo:font-size="26pt" fo:language="en" fo:country="US" style:font-size-asian="26pt" style:font-size-complex="26pt"/>
    </style:style>
    <style:style style:name="P2" style:family="paragraph" style:parent-style-name="Standard">
      <style:text-properties fo:language="en" fo:country="US"/>
    </style:style>
    <style:style style:name="P3" style:family="paragraph" style:parent-style-name="Table_20_Contents">
      <style:text-properties fo:language="en" fo:country="US"/>
    </style:style>
    <style:style style:name="P4" style:family="paragraph" style:parent-style-name="Table_20_Contents">
      <style:text-properties fo:language="en" fo:country="US" fo:font-weight="bold" style:font-weight-asian="bold" style:font-weight-complex="bold"/>
    </style:style>
    <style:style style:name="P5" style:family="paragraph" style:parent-style-name="Table_20_Contents">
      <style:text-properties fo:language="en" fo:country="US" fo:font-style="normal" style:font-style-asian="normal" style:font-style-complex="normal"/>
    </style:style>
    <style:style style:name="P6" style:family="paragraph" style:parent-style-name="Table_20_Contents">
      <style:text-properties fo:language="en" fo:country="US" fo:font-style="normal" fo:font-weight="bold" style:font-style-asian="normal" style:font-weight-asian="bold" style:font-style-complex="normal" style:font-weight-complex="bold"/>
    </style:style>
    <style:style style:name="P7" style:family="paragraph" style:parent-style-name="Table_20_Contents">
      <style:text-properties fo:language="en" fo:country="US" fo:background-color="#ffff99"/>
    </style:style>
    <style:style style:name="P8" style:family="paragraph" style:parent-style-name="Table_20_Contents">
      <style:paragraph-properties fo:background-color="#ffff99">
        <style:background-image/>
      </style:paragraph-properties>
      <style:text-properties fo:language="en" fo:country="US"/>
    </style:style>
    <style:style style:name="P9" style:family="paragraph" style:parent-style-name="Code">
      <style:text-properties fo:language="en" fo:country="US"/>
    </style:style>
    <style:style style:name="P10" style:family="paragraph" style:parent-style-name="Text_20_body">
      <style:text-properties fo:language="en" fo:country="US"/>
    </style:style>
    <style:style style:name="P11" style:family="paragraph" style:parent-style-name="Bibliography_20_1">
      <style:paragraph-properties>
        <style:tab-stops/>
      </style:paragraph-properties>
    </style:style>
    <style:style style:name="P12" style:family="paragraph" style:parent-style-name="Heading_20_2">
      <style:text-properties fo:language="en" fo:country="US"/>
    </style:style>
    <style:style style:name="P13" style:family="paragraph" style:parent-style-name="Heading_20_1">
      <style:text-properties fo:language="en" fo:country="US"/>
    </style:style>
    <style:style style:name="P14" style:family="paragraph" style:parent-style-name="Heading_20_3">
      <style:text-properties fo:language="en" fo:country="US"/>
    </style:style>
    <style:style style:name="P15" style:family="paragraph" style:parent-style-name="Table_20_Contents">
      <style:text-properties fo:language="en" fo:country="US"/>
    </style:style>
    <style:style style:name="P16" style:family="paragraph" style:parent-style-name="Table_20_Contents">
      <style:text-properties fo:language="en" fo:country="US" fo:font-weight="bold" style:font-weight-asian="bold" style:font-weight-complex="bold"/>
    </style:style>
    <style:style style:name="P17" style:family="paragraph" style:parent-style-name="Table_20_Contents">
      <style:text-properties fo:language="en" fo:country="US" fo:font-style="normal" style:font-style-asian="normal" style:font-style-complex="normal"/>
    </style:style>
    <style:style style:name="P18" style:family="paragraph" style:parent-style-name="Table_20_Contents">
      <style:paragraph-properties fo:background-color="transparent">
        <style:background-image/>
      </style:paragraph-properties>
      <style:text-properties fo:language="en" fo:country="US" fo:font-style="normal" fo:font-weight="bold" style:font-style-asian="normal" style:font-weight-asian="bold" style:font-style-complex="normal" style:font-weight-complex="bold"/>
    </style:style>
    <style:style style:name="P19" style:family="paragraph" style:parent-style-name="Table_20_Contents">
      <style:paragraph-properties fo:background-color="#cfe7f5">
        <style:background-image/>
      </style:paragraph-properties>
      <style:text-properties fo:language="en" fo:country="US" fo:font-style="normal" style:font-style-asian="normal" style:font-style-complex="normal"/>
    </style:style>
    <style:style style:name="P20" style:family="paragraph" style:parent-style-name="Text_20_body">
      <style:text-properties fo:language="en" fo:country="US"/>
    </style:style>
    <style:style style:name="P21" style:family="paragraph" style:parent-style-name="Text_20_body" style:list-style-name="L1">
      <style:text-properties fo:language="en" fo:country="US"/>
    </style:style>
    <style:style style:name="T1" style:family="text">
      <style:text-properties fo:font-weight="bold" style:font-weight-asian="bold" style:font-weight-complex="bold"/>
    </style:style>
    <style:style style:name="T2" style:family="text">
      <style:text-properties fo:language="en" fo:country="U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YPS – Communication Layer for Distributed Software</text:p>
      <text:p text:style-name="P2"/>
      <text:p text:style-name="P2">Wolfgang Imig, 2014-03-01</text:p>
      <text:p text:style-name="P2"/>
      <text:p text:style-name="P2"><text:span text:style-name="T1">Abstract:</text:span> <text:bibliography-mark text:identifier="BYPS" text:bibliography-type="article" text:author="Wolfgang Imig" text:title="Binary Portable Serialization" text:url="https://github.com/wolfgangimig/byps">[BYPS]</text:bibliography-mark> (Binary Portable Serialization) connects Java, C#, C++ and JavaScript client programs via HTTP to Java EE servers using an RPC protocol. By means of an integrated push mechanism, a server can also call interfaces implemented on clients and clients can call interfaces among each other (over one or more servers). This is possible even if clients are connected to different servers. The underlying protocol either uses an optimized binary data serialization or JSON. Service interfaces and data structures are described in pure Java and some particular javadoc tags. In addition to primitive data types, the protocol supports lists, sets, maps and streams. A versioning mechanism allows to connect older clients to newer servers and vice versa. </text:p>
      <text:p text:style-name="P2"/>
      <text:h text:style-name="P13" text:outline-level="1">Overwiew</text:h>
      <text:p text:style-name="P10">The project workflow with BYPS has typically the following tasks:</text:p>
      <text:list xml:id="list7757587825627258485" text:style-name="L1">
        <text:list-item>
          <text:p text:style-name="P21">Define interfaces and data structures</text:p>
        </text:list-item>
        <text:list-item>
          <text:p text:style-name="P21">Generate the serialization layer</text:p>
        </text:list-item>
        <text:list-item>
          <text:p text:style-name="P21">Compile the generated code and the target projects</text:p>
        </text:list-item>
      </text:list>
      <text:h text:style-name="P12" text:outline-level="2">Define the API</text:h>
      <text:p text:style-name="P10">The interfaces and data structures can be seen as an API. Unlike object oriented APIs, BYPS does not support classes to have any methods (except trivial getters and setters). Methods can only be defined in interfaces and classes are constrained to hold data members (classes are DTOs, Data Transfer Objects).</text:p>
      <text:p text:style-name="P10"/>
      <text:p text:style-name="P10">Example of a server-side interface:</text:p>
      <text:p text:style-name="P9">package my.example.byps;</text:p>
      <text:p text:style-name="P9"/>
      <text:p text:style-name="P9">import byps.RemoteException;</text:p>
      <text:p text:style-name="P9">import byps.BRemote;</text:p>
      <text:p text:style-name="P9"/>
      <text:p text:style-name="P9">public interface TaskService extends BRemote {</text:p>
      <text:p text:style-name="P9"><text:s text:c="2"/></text:p>
      <text:p text:style-name="P9"><text:s text:c="2"/>List&lt;Task&gt; findTasks(String filter) throws RemoteException;</text:p>
      <text:p text:style-name="P9"><text:s text:c="2"/></text:p>
      <text:p text:style-name="P9"><text:s text:c="2"/>void createTask(Task task) throws RemoteException;</text:p>
      <text:p text:style-name="P9">}</text:p>
      <text:p text:style-name="P10"/>
      <text:p text:style-name="P10">Example of a class (DTO):</text:p>
      <text:p text:style-name="P9">package my.example.byps;</text:p>
      <text:p text:style-name="P9"/>
      <text:p text:style-name="P9">import java.io.Serializable;</text:p>
      <text:p text:style-name="P9"/>
      <text:p text:style-name="P9">public class Task implements Serializable {</text:p>
      <text:p text:style-name="P9"/>
      <text:p text:style-name="P9"><text:s text:c="2"/>private final static long serialVersionUID = 123456789L;</text:p>
      <text:p text:style-name="P9"/>
      <text:p text:style-name="P9"><text:s text:c="2"/>protected int id;</text:p>
      <text:p text:style-name="P9"/>
      <text:p text:style-name="P9"><text:s text:c="2"/>protected String title;</text:p>
      <text:p text:style-name="P9"/>
      <text:p text:style-name="P9"><text:soft-page-break/><text:s text:c="2"/>protected List&lt;InputStream&gt; attachments;</text:p>
      <text:p text:style-name="P9"/>
      <text:p text:style-name="P9"><text:s text:c="2"/>public int getId() { … }</text:p>
      <text:p text:style-name="P9"><text:s text:c="2"/>public void setId(int id) { … }</text:p>
      <text:p text:style-name="P9"><text:s text:c="2"/>…</text:p>
      <text:p text:style-name="P9">}</text:p>
      <text:p text:style-name="P10"/>
      <text:p text:style-name="P10">Client-side interfaces (called from the server or from other clients) have to be tagged by @BClientRemote. This advices the BYPS generator to create skeleton classes for each target platform and not only for Java.</text:p>
      <text:p text:style-name="P9">package my.example.byps;</text:p>
      <text:p text:style-name="P9"/>
      <text:p text:style-name="P9">import byps.RemoteException;</text:p>
      <text:p text:style-name="P9">import byps.BRemote;</text:p>
      <text:p text:style-name="P9"/>
      <text:p text:style-name="P9">/**</text:p>
      <text:p text:style-name="P9"><text:s/>* @BClientRemote</text:p>
      <text:p text:style-name="P9"><text:s/>*/</text:p>
      <text:p text:style-name="P9">public interface TaskCallback extends Bremote {</text:p>
      <text:p text:style-name="P9"><text:s text:c="2"/></text:p>
      <text:p text:style-name="P9"><text:s text:c="2"/>void updateTask(Task task) throws RemoteException;</text:p>
      <text:p text:style-name="P9"/>
      <text:p text:style-name="P9">}</text:p>
      <text:p text:style-name="P10"/>
      <text:p text:style-name="P10">An API is described by the mandatory class BApi, that defines a name and a version:</text:p>
      <text:p text:style-name="P9">package my.example.byps;</text:p>
      <text:p text:style-name="P9"/>
      <text:p text:style-name="P9">public class BApi {</text:p>
      <text:p text:style-name="P9"><text:tab/>public final static String VERSION = "1.0";</text:p>
      <text:p text:style-name="P9"><text:tab/>public final static String NAME = "TaskApplication";</text:p>
      <text:p text:style-name="P9">}</text:p>
      <text:p text:style-name="P10"/>
      <text:p text:style-name="P10">Usually, APIs evolve over the time. If a new member is added to a class, the API version has to be incremented and the new member has to be tagged by a @since &lt;version&gt;:</text:p>
      <text:p text:style-name="P9">…</text:p>
      <text:p text:style-name="P9"/>
      <text:p text:style-name="P9">public class Task implements Serializable {</text:p>
      <text:p text:style-name="P9"/>
      <text:p text:style-name="P9"><text:s text:c="2"/>private final static long serialVersionUID = 123456789L;</text:p>
      <text:p text:style-name="P9"/>
      <text:p text:style-name="P9"><text:s text:c="2"/>protected int id;</text:p>
      <text:p text:style-name="P9"/>
      <text:p text:style-name="P9"><text:s text:c="2"/>protected String title;</text:p>
      <text:p text:style-name="P9"/>
      <text:p text:style-name="P9"><text:s text:c="2"/>protected List&lt;InputStream&gt; attachments;</text:p>
      <text:p text:style-name="P9"/>
      <text:p text:style-name="P9"><text:s text:c="2"/>/**</text:p>
      <text:p text:style-name="P9"><text:s text:c="3"/>* @since 1.1</text:p>
      <text:p text:style-name="P9"><text:s text:c="3"/>*/</text:p>
      <text:p text:style-name="P9"><text:s text:c="2"/>protected int priority;</text:p>
      <text:p text:style-name="P9"/>
      <text:p text:style-name="P9"><text:s text:c="2"/>…</text:p>
      <text:p text:style-name="P9">}</text:p>
      <text:p text:style-name="P10"/>
      <text:p text:style-name="P10">Interface methods cannot be modified in newer API versions since this would break compatibility. Thus, it is a good idea to always have a class type parameter in methods (here FindTaskOptions), which could be extended if necessary.</text:p>
      <text:p text:style-name="P9">…</text:p>
      <text:p text:style-name="P9"/>
      <text:p text:style-name="P9">public interface TaskService extends BRemote {</text:p>
      <text:p text:style-name="P9"><text:s text:c="2"/></text:p>
      <text:p text:style-name="P9"><text:s text:c="2"/>List&lt;Task&gt; findTasks(String filter, FindTaskOptions opts) throws RemoteException;</text:p>
      <text:p text:style-name="P9"><text:s text:c="2"/></text:p>
      <text:p text:style-name="P9"><text:s text:c="2"/>…</text:p>
      <text:p text:style-name="P9"/>
      <text:p text:style-name="P9">}</text:p>
      <text:p text:style-name="P10"/>
      <text:p text:style-name="P10"><text:soft-page-break/>Class members or interface methods must not be removed, otherwise compatibility is lost. If members are no more needed, they can be set as @deprecated. But this is only a documentation tag, deprecated members are still transferred.</text:p>
      <text:h text:style-name="P12" text:outline-level="2">Generate the Serialization Layers</text:h>
      <text:p text:style-name="P10">In order to generate the serialization layers for the target platforms, the BYPS generator tool „bypsgen.jar“ has to be invoked. The best way to achieve this is by using an ANT script.</text:p>
      <text:p text:style-name="P10">Example:</text:p>
      <text:p text:style-name="P9">&lt;?xml version="1.0" encoding="UTF-8"?&gt;</text:p>
      <text:p text:style-name="P9">&lt;project name="TaskApplication" default="build"&gt;</text:p>
      <text:p text:style-name="P9"/>
      <text:p text:style-name="P9"><text:s text:c="2"/>&lt;property name="byps.home" value="d:/java/lib/byps/"/&gt;</text:p>
      <text:p text:style-name="P9"><text:tab/></text:p>
      <text:p text:style-name="P9"><text:s text:c="2"/>&lt;target name="build"&gt;</text:p>
      <text:p text:style-name="P9"/>
      <text:p text:style-name="P9"><text:s text:c="4"/>&lt;java jar="${byps.home}/bypsgen.jar" fork="true" &gt;</text:p>
      <text:p text:style-name="P9"><text:tab/><text:tab/><text:tab/></text:p>
      <text:p text:style-name="P9"><text:s text:c="6"/>&lt;!-- API definition from directoy … --&gt;</text:p>
      <text:p text:style-name="P9"><text:s text:c="6"/>&lt;arg value="--sourcepath"/&gt;&lt;arg value="./src"/&gt;</text:p>
      <text:p text:style-name="P9"/>
      <text:p text:style-name="P9"><text:s text:c="6"/>&lt;!-- Generate Java code into directory … --&gt;</text:p>
      <text:p text:style-name="P9"><text:s text:c="6"/>&lt;arg value="-genj.dir-ser"/&gt; <text:s text:c="5"/>&lt;arg value="..\\taskapp-ser\\src-ser-j"/&gt;</text:p>
      <text:p text:style-name="P9"/>
      <text:p text:style-name="P9"><text:s text:c="6"/>&lt;!-- Generate C# code into directory … --&gt;</text:p>
      <text:p text:style-name="P9"><text:s text:c="6"/>&lt;arg value="-gencs.dir-ser"/&gt; <text:s text:c="4"/>&lt;arg value="..\\taskapp-ser\\src-ser-cs"/&gt;</text:p>
      <text:p text:style-name="P9"><text:s text:c="4"/></text:p>
      <text:p text:style-name="P9"><text:s text:c="6"/>&lt;!-- Generate C++ code into directory … --&gt;</text:p>
      <text:p text:style-name="P9"><text:s text:c="6"/>&lt;arg value="-gencpp.dir-api"/&gt; <text:s text:c="3"/>&lt;arg value="..\\taskapp-ser\\src-ser-cpp/api"/&gt;</text:p>
      <text:p text:style-name="P9"><text:s text:c="6"/>&lt;arg value="-gencpp.dir-impl"/&gt; <text:s text:c="2"/>&lt;arg value="..\\taskapp-ser\\src-ser-cpp/impl"/&gt;</text:p>
      <text:p text:style-name="P9"><text:s text:c="6"/></text:p>
      <text:p text:style-name="P9"><text:s text:c="6"/>&lt;!-- Generate JavaScript code into file … --&gt; <text:s/></text:p>
      <text:p text:style-name="P9"><text:s text:c="6"/>&lt;arg value="-genjs.dest"/&gt; <text:s text:c="7"/>&lt;arg value="..\\taskapp-srv\\WebContent\\taskapp-ser.js"/&gt;</text:p>
      <text:p text:style-name="P9"><text:tab/><text:tab/><text:tab/><text:tab/><text:tab/><text:tab/></text:p>
      <text:p text:style-name="P9"><text:s text:c="4"/>&lt;/java&gt;</text:p>
      <text:p text:style-name="P9"><text:s text:c="2"/>&lt;/target&gt;</text:p>
      <text:p text:style-name="P9">&lt;/project&gt;</text:p>
      <text:p text:style-name="P10"/>
      <text:h text:style-name="P13" text:outline-level="1">Supported Platforms</text:h>
      <text:p text:style-name="P10">The server side is based on the Java EE Servlet 3.0 specification. Currently, only Tomcat 7.0 has been used as development and run-time server.</text:p>
      <text:p text:style-name="P10"/>
      <text:p text:style-name="P10">The supported client side platforms are listed below:</text:p>
      <table:table table:name="Tabelle3" table:style-name="Tabelle3">
        <table:table-column table:style-name="Tabelle3.A"/>
        <table:table-column table:style-name="Tabelle3.B"/>
        <table:table-row>
          <table:table-cell table:style-name="Tabelle3.A1" office:value-type="string">
            <text:p text:style-name="P4">Programming Platform</text:p>
          </table:table-cell>
          <table:table-cell table:style-name="Tabelle3.B1" office:value-type="string">
            <text:p text:style-name="P4">Runtime Platform</text:p>
          </table:table-cell>
        </table:table-row>
        <table:table-row>
          <table:table-cell table:style-name="Tabelle3.A2" office:value-type="string">
            <text:p text:style-name="P3">Java 7.0 or newer</text:p>
          </table:table-cell>
          <table:table-cell table:style-name="Tabelle3.B2" office:value-type="string">
            <text:p text:style-name="P3">Every operation system with a Java SE 7.0 run-time. </text:p>
            <text:p text:style-name="P3">Android.</text:p>
          </table:table-cell>
        </table:table-row>
        <table:table-row>
          <table:table-cell table:style-name="Tabelle3.A2" office:value-type="string">
            <text:p text:style-name="P3">C# and .NET 4.0 or newer</text:p>
          </table:table-cell>
          <table:table-cell table:style-name="Tabelle3.B2" office:value-type="string">
            <text:p text:style-name="P3">Windows XP SP 3 or newer. For a detailed list see system requirements for .NET 4.0.</text:p>
          </table:table-cell>
        </table:table-row>
        <table:table-row>
          <table:table-cell table:style-name="Tabelle3.A2" office:value-type="string">
            <text:p text:style-name="P3">MSVC 2012, C++11 Standard</text:p>
          </table:table-cell>
          <table:table-cell table:style-name="Tabelle3.B2" office:value-type="string">
            <text:p text:style-name="P3">Windows XP or newer. For a detailed list see system requirements of MSVC run-time components.</text:p>
          </table:table-cell>
        </table:table-row>
        <table:table-row>
          <table:table-cell table:style-name="Tabelle3.A2" office:value-type="string">
            <text:p text:style-name="P3">QT 5.0 (currently under development)</text:p>
          </table:table-cell>
          <table:table-cell table:style-name="Tabelle3.B2" office:value-type="string">
            <text:p text:style-name="P3">See system requirements for QT 5.0</text:p>
          </table:table-cell>
        </table:table-row>
        <table:table-row>
          <table:table-cell table:style-name="Tabelle3.A2" office:value-type="string">
            <text:p text:style-name="P3">JavaScript</text:p>
          </table:table-cell>
          <table:table-cell table:style-name="Tabelle3.B2" office:value-type="string">
            <text:p text:style-name="P3">Tested with Chrome Version 33, Firefox Version 26 and IE 11. Might also run on other browsers.</text:p>
          </table:table-cell>
        </table:table-row>
      </table:table>
      <text:p text:style-name="Table">Tabelle <text:sequence text:ref-name="refTable0" text:name="Table" text:formula="ooow:Table+1" style:num-format="1">1</text:sequence>: Supported Platforms</text:p>
      <text:p text:style-name="P10"><text:soft-page-break/></text:p>
      <text:h text:style-name="P13" text:outline-level="1">Development</text:h>
      <text:p text:style-name="Text_20_body"><text:span text:style-name="T2">This chapter shows on the basis of an example how to develop programs using BYPS. The application is called “taskapp” and allows to create and list task objects. </text:span></text:p>
      <text:h text:style-name="P12" text:outline-level="2">Recommended Project Directory Structure</text:h>
      <text:p text:style-name="P10"><text:sequence-ref text:reference-format="category-and-value" text:ref-name="refTable0">Tabelle 1</text:sequence-ref> shows the recommended directory structure for an example application named “myapp”.</text:p>
      <text:p text:style-name="P10">The first column names a development project and also a sub-directory.</text:p>
      <text:p text:style-name="P10">Cells with yellow background belong to directories with manually written code. Directories with generated code are marked with a blue background.</text:p>
      <text:p text:style-name="P10">Development project <text:span text:style-name="T1">myapp-api </text:span>contains the Java source file with the API definitions. </text:p>
      <table:table table:name="Tabelle4" table:style-name="Tabelle4">
        <table:table-column table:style-name="Tabelle4.A"/>
        <table:table-column table:style-name="Tabelle4.B"/>
        <table:table-column table:style-name="Tabelle4.C"/>
        <table:table-column table:style-name="Tabelle4.D"/>
        <text:soft-page-break/>
        <table:table-row>
          <table:table-cell table:style-name="Tabelle4.A1" table:number-rows-spanned="6" office:value-type="string">
            <text:p text:style-name="P4">myapp-api/</text:p>
          </table:table-cell>
          <table:table-cell table:style-name="Tabelle4.A1" office:value-type="string">
            <text:p text:style-name="P4"/>
          </table:table-cell>
          <table:table-cell table:style-name="Tabelle4.A1" office:value-type="string">
            <text:p text:style-name="Standard"/>
          </table:table-cell>
          <table:table-cell table:style-name="Tabelle4.D1" office:value-type="string">
            <text:p text:style-name="P4">API definition</text:p>
          </table:table-cell>
        </table:table-row>
        <table:table-row>
          <table:covered-table-cell/>
          <table:table-cell table:style-name="Tabelle4.B2" office:value-type="string">
            <text:p text:style-name="P3">src/</text:p>
          </table:table-cell>
          <table:table-cell table:style-name="Tabelle4.B2" office:value-type="string">
            <text:p text:style-name="P3"/>
          </table:table-cell>
          <table:table-cell table:style-name="Tabelle4.D2" office:value-type="string">
            <text:p text:style-name="P7">Java source files with API classes and interfaces</text:p>
          </table:table-cell>
        </table:table-row>
        <table:table-row>
          <table:covered-table-cell/>
          <table:table-cell table:style-name="Tabelle4.B2" office:value-type="string">
            <text:p text:style-name="P3">byps.xml</text:p>
          </table:table-cell>
          <table:table-cell table:style-name="Tabelle4.B2" office:value-type="string">
            <text:p text:style-name="P3"/>
          </table:table-cell>
          <table:table-cell table:style-name="Tabelle4.D2" office:value-type="string">
            <text:p text:style-name="P7">ANT script for building serialization code (invokes bypsgen.jar)</text:p>
          </table:table-cell>
        </table:table-row>
        <table:table-row>
          <table:covered-table-cell/>
          <table:table-cell table:style-name="Tabelle4.B4" office:value-type="string">
            <text:p text:style-name="P3">bapi.xml</text:p>
          </table:table-cell>
          <table:table-cell table:style-name="Tabelle4.B4" office:value-type="string">
            <text:p text:style-name="P3"/>
          </table:table-cell>
          <table:table-cell table:style-name="Tabelle4.D4" office:value-type="string">
            <text:p text:style-name="P5">Last released API definition (optional)</text:p>
          </table:table-cell>
        </table:table-row>
        <table:table-row>
          <table:covered-table-cell/>
          <table:table-cell table:style-name="Tabelle4.B4" office:value-type="string">
            <text:p text:style-name="P3">bapi_new.xml</text:p>
          </table:table-cell>
          <table:table-cell table:style-name="Tabelle4.B4" office:value-type="string">
            <text:p text:style-name="P3"/>
          </table:table-cell>
          <table:table-cell table:style-name="Tabelle4.D4" office:value-type="string">
            <text:p text:style-name="P5">Recently generated API definition (created by bypsgen.jar)</text:p>
          </table:table-cell>
        </table:table-row>
        <table:table-row>
          <table:covered-table-cell/>
          <table:table-cell table:style-name="Tabelle4.B6" table:number-columns-spanned="3" office:value-type="string">
            <text:p text:style-name="P3"/>
          </table:table-cell>
          <table:covered-table-cell/>
          <table:covered-table-cell/>
        </table:table-row>
        <table:table-row>
          <table:table-cell table:style-name="Tabelle4.A7" table:number-rows-spanned="7" office:value-type="string">
            <text:p text:style-name="P4">myapp-ser/</text:p>
          </table:table-cell>
          <table:table-cell table:style-name="Tabelle4.B4" office:value-type="string">
            <text:p text:style-name="P4"/>
          </table:table-cell>
          <table:table-cell table:style-name="Tabelle4.B4" office:value-type="string">
            <text:p text:style-name="P4"/>
          </table:table-cell>
          <table:table-cell table:style-name="Tabelle4.D4" office:value-type="string">
            <text:p text:style-name="P4">Generated serialization code (created by bypsgen.jar)</text:p>
          </table:table-cell>
        </table:table-row>
        <table:table-row>
          <table:covered-table-cell/>
          <table:table-cell table:style-name="Tabelle4.B4" office:value-type="string">
            <text:p text:style-name="P3">src/</text:p>
          </table:table-cell>
          <table:table-cell table:style-name="Tabelle4.B4" office:value-type="string">
            <text:p text:style-name="P3"/>
          </table:table-cell>
          <table:table-cell table:style-name="Tabelle4.D4" office:value-type="string">
            <text:p text:style-name="P5">Generated Java source files</text:p>
          </table:table-cell>
        </table:table-row>
        <table:table-row>
          <table:covered-table-cell/>
          <table:table-cell table:style-name="Tabelle4.B4" office:value-type="string">
            <text:p text:style-name="P3">cs/</text:p>
          </table:table-cell>
          <table:table-cell table:style-name="Tabelle4.B4" office:value-type="string">
            <text:p text:style-name="P3"/>
          </table:table-cell>
          <table:table-cell table:style-name="Tabelle4.D4" office:value-type="string">
            <text:p text:style-name="P5">Generated C# source files</text:p>
          </table:table-cell>
        </table:table-row>
        <table:table-row>
          <table:covered-table-cell/>
          <table:table-cell table:style-name="Tabelle4.B4" table:number-rows-spanned="3" office:value-type="string">
            <text:p text:style-name="P3">cpp/</text:p>
          </table:table-cell>
          <table:table-cell table:style-name="Tabelle4.B4" office:value-type="string">
            <text:p text:style-name="P3"/>
          </table:table-cell>
          <table:table-cell table:style-name="Tabelle4.D4" office:value-type="string">
            <text:p text:style-name="P5">Generated C++ source files</text:p>
          </table:table-cell>
        </table:table-row>
        <table:table-row>
          <table:covered-table-cell/>
          <table:covered-table-cell/>
          <table:table-cell table:style-name="Tabelle4.B4" office:value-type="string">
            <text:p text:style-name="P3">src-api/</text:p>
          </table:table-cell>
          <table:table-cell table:style-name="Tabelle4.D4" office:value-type="string">
            <text:p text:style-name="P5">Generated C++ headers</text:p>
          </table:table-cell>
        </table:table-row>
        <table:table-row>
          <table:covered-table-cell/>
          <table:covered-table-cell/>
          <table:table-cell table:style-name="Tabelle4.B4" office:value-type="string">
            <text:p text:style-name="P3">src-impl/</text:p>
          </table:table-cell>
          <table:table-cell table:style-name="Tabelle4.D4" office:value-type="string">
            <text:p text:style-name="P5">Generated C++ source, implementation code, included once per project</text:p>
          </table:table-cell>
        </table:table-row>
        <table:table-row>
          <table:covered-table-cell/>
          <table:table-cell table:style-name="Tabelle4.B6" table:number-columns-spanned="3" office:value-type="string">
            <text:p text:style-name="P3">Project dependencies: <text:s/><text:span text:style-name="T1">myapp-api</text:span></text:p>
          </table:table-cell>
          <table:covered-table-cell/>
          <table:covered-table-cell/>
        </table:table-row>
        <table:table-row>
          <table:table-cell table:style-name="Tabelle4.A7" table:number-rows-spanned="7" office:value-type="string">
            <text:p text:style-name="P4">myapp-srv/</text:p>
          </table:table-cell>
          <table:table-cell table:style-name="Tabelle4.A7" office:value-type="string">
            <text:p text:style-name="P4"/>
          </table:table-cell>
          <table:table-cell table:style-name="Tabelle4.A7" office:value-type="string">
            <text:p text:style-name="P4"/>
          </table:table-cell>
          <table:table-cell table:style-name="Tabelle4.B6" office:value-type="string">
            <text:p text:style-name="P4">Java EE dynamic web project (server-side)</text:p>
          </table:table-cell>
        </table:table-row>
        <table:table-row>
          <table:covered-table-cell/>
          <table:table-cell table:style-name="Tabelle4.B2" office:value-type="string">
            <text:p text:style-name="P3">src/</text:p>
          </table:table-cell>
          <table:table-cell table:style-name="Tabelle4.B2" office:value-type="string">
            <text:p text:style-name="P3"/>
          </table:table-cell>
          <table:table-cell table:style-name="Tabelle4.D2" office:value-type="string">
            <text:p text:style-name="P8">Server code</text:p>
          </table:table-cell>
        </table:table-row>
        <table:table-row>
          <table:covered-table-cell/>
          <table:table-cell table:style-name="Tabelle4.A7" table:number-rows-spanned="4" office:value-type="string">
            <text:p text:style-name="P3">WebContent/</text:p>
          </table:table-cell>
          <table:table-cell table:style-name="Tabelle4.A7" office:value-type="string">
            <text:p text:style-name="P3"/>
          </table:table-cell>
          <table:table-cell table:style-name="Tabelle4.B6" office:value-type="string">
            <text:p text:style-name="P3"/>
          </table:table-cell>
        </table:table-row>
        <table:table-row>
          <table:covered-table-cell/>
          <table:covered-table-cell/>
          <table:table-cell table:style-name="Tabelle4.A7" office:value-type="string">
            <text:p text:style-name="P3">byps.js</text:p>
          </table:table-cell>
          <table:table-cell table:style-name="Tabelle4.B6" office:value-type="string">
            <text:p text:style-name="P3">BYPS JavaScript library</text:p>
          </table:table-cell>
        </table:table-row>
        <table:table-row>
          <table:covered-table-cell/>
          <table:covered-table-cell/>
          <table:table-cell table:style-name="Tabelle4.A7" office:value-type="string">
            <text:p text:style-name="P3">json2.js</text:p>
          </table:table-cell>
          <table:table-cell table:style-name="Tabelle4.B6" office:value-type="string">
            <text:p text:style-name="P3">JSON library</text:p>
          </table:table-cell>
        </table:table-row>
        <table:table-row>
          <table:covered-table-cell/>
          <table:covered-table-cell/>
          <table:table-cell table:style-name="Tabelle4.B4" office:value-type="string">
            <text:p text:style-name="P3">myapp.js</text:p>
          </table:table-cell>
          <table:table-cell table:style-name="Tabelle4.D4" office:value-type="string">
            <text:p text:style-name="P19">Generated serialization code.</text:p>
          </table:table-cell>
        </table:table-row>
        <table:table-row>
          <table:covered-table-cell/>
          <table:table-cell table:style-name="Tabelle4.B6" table:number-columns-spanned="3" office:value-type="string">
            <text:p text:style-name="P3">Project dependencies: <text:span text:style-name="T1">myapp-api, myapi-ser</text:span></text:p>
          </table:table-cell>
          <table:covered-table-cell/>
          <table:covered-table-cell/>
        </table:table-row>
        <table:table-row>
          <table:table-cell table:style-name="Tabelle4.A7" table:number-rows-spanned="3" office:value-type="string">
            <text:p text:style-name="P4">myapp-client/</text:p>
          </table:table-cell>
          <table:table-cell table:style-name="Tabelle4.A7" office:value-type="string">
            <text:p text:style-name="P4"/>
          </table:table-cell>
          <table:table-cell table:style-name="Tabelle4.A7" office:value-type="string">
            <text:p text:style-name="P4"/>
          </table:table-cell>
          <table:table-cell table:style-name="Tabelle4.B6" office:value-type="string">
            <text:p text:style-name="P6">Java client project</text:p>
          </table:table-cell>
        </table:table-row>
        <table:table-row>
          <table:covered-table-cell/>
          <table:table-cell table:style-name="Tabelle4.B2" office:value-type="string">
            <text:p text:style-name="P3">src/</text:p>
          </table:table-cell>
          <table:table-cell table:style-name="Tabelle4.B2" office:value-type="string">
            <text:p text:style-name="P3"/>
          </table:table-cell>
          <table:table-cell table:style-name="Tabelle4.D2" office:value-type="string">
            <text:p text:style-name="P5">Client code</text:p>
          </table:table-cell>
        </table:table-row>
        <table:table-row>
          <table:covered-table-cell/>
          <table:table-cell table:style-name="Tabelle4.B6" table:number-columns-spanned="3" office:value-type="string">
            <text:p text:style-name="P3">Project dependencies: <text:span text:style-name="T1">myapp-api, myapi-ser</text:span></text:p>
          </table:table-cell>
          <table:covered-table-cell/>
          <table:covered-table-cell/>
        </table:table-row>
        <table:table-row>
          <table:table-cell table:style-name="Tabelle4.A7" table:number-rows-spanned="3" office:value-type="string">
            <text:p text:style-name="P4">myapp-client-cpp/</text:p>
          </table:table-cell>
          <table:table-cell table:style-name="Tabelle4.A7" office:value-type="string">
            <text:p text:style-name="P4"/>
          </table:table-cell>
          <table:table-cell table:style-name="Tabelle4.A7" office:value-type="string">
            <text:p text:style-name="P4"/>
          </table:table-cell>
          <table:table-cell table:style-name="Tabelle4.D24" office:value-type="string">
            <text:p text:style-name="P18">C++ client project</text:p>
          </table:table-cell>
        </table:table-row>
        <table:table-row>
          <table:covered-table-cell/>
          <table:table-cell table:style-name="Tabelle4.B2" office:value-type="string">
            <text:p text:style-name="P3">(arbitrary)</text:p>
          </table:table-cell>
          <table:table-cell table:style-name="Tabelle4.B2" office:value-type="string">
            <text:p text:style-name="P3"/>
          </table:table-cell>
          <table:table-cell table:style-name="Tabelle4.D2" office:value-type="string">
            <text:p text:style-name="P5">Client code</text:p>
          </table:table-cell>
        </table:table-row>
        <table:table-row>
          <table:covered-table-cell/>
          <table:table-cell table:style-name="Tabelle4.B6" table:number-columns-spanned="3" office:value-type="string">
            <text:p text:style-name="P3">Project dependencies: <text:span text:style-name="T1">myapp-ser/cpp/src-api/*.*, myapp-ser/cpp/src-impl/*.*</text:span></text:p>
          </table:table-cell>
          <table:covered-table-cell/>
          <table:covered-table-cell/>
        </table:table-row>
        <table:table-row>
          <table:table-cell table:style-name="Tabelle4.A7" table:number-rows-spanned="3" office:value-type="string">
            <text:p text:style-name="P4">myapp-client-cs/</text:p>
          </table:table-cell>
          <table:table-cell table:style-name="Tabelle4.A7" office:value-type="string">
            <text:p text:style-name="P4"/>
          </table:table-cell>
          <table:table-cell table:style-name="Tabelle4.C27" office:value-type="string">
            <text:p text:style-name="P4"/>
          </table:table-cell>
          <table:table-cell table:style-name="Tabelle4.D24" office:value-type="string">
            <text:p text:style-name="P18">C# client project</text:p>
          </table:table-cell>
        </table:table-row>
        <table:table-row>
          <table:covered-table-cell/>
          <table:table-cell table:style-name="Tabelle4.B2" office:value-type="string">
            <text:p text:style-name="P3">(arbitrary)</text:p>
          </table:table-cell>
          <table:table-cell table:style-name="Tabelle4.B2" office:value-type="string">
            <text:p text:style-name="P3"/>
          </table:table-cell>
          <table:table-cell table:style-name="Tabelle4.D2" office:value-type="string">
            <text:p text:style-name="P5">Client code</text:p>
          </table:table-cell>
        </table:table-row>
        <table:table-row>
          <table:covered-table-cell/>
          <table:table-cell table:style-name="Tabelle4.B6" table:number-columns-spanned="3" office:value-type="string">
            <text:p text:style-name="P3">Project dependencies: <text:span text:style-name="T1">myapp-ser/cs/**/*.*</text:span></text:p>
          </table:table-cell>
          <table:covered-table-cell/>
          <table:covered-table-cell/>
        </table:table-row>
      </table:table>
      <text:p text:style-name="Table"><text:span text:style-name="T2">Tabelle</text:span> <text:sequence text:ref-name="refTable1" text:name="Table" text:formula="ooow:Table+1" style:num-format="1">2</text:sequence>: Recommended Project Directory Structure</text:p>
      <text:p text:style-name="P10"/>
      <text:p text:style-name="P10"/>
      <text:h text:style-name="P12" text:outline-level="2"><text:soft-page-break/>Required Tools and Libraries</text:h>
      <text:p text:style-name="Text_20_body"><text:span text:style-name="T2">The required libraries and C++ includes can be found in the file “byps-lib.zip” at </text:span><text:span text:style-name="T2"><text:bibliography-mark text:identifier="BYPS" text:bibliography-type="article" text:author="Wolfgang Imig" text:title="Binary Portable Serialization" text:url="https://github.com/wolfgangimig/byps">[BYPS]</text:bibliography-mark></text:span><text:span text:style-name="T2">. In order to download this file at GitHub, click on “byps-lib.zip” and then “View Raw”. Unpack this ZIP archive into an arbitrary directory, e.g. c:\lib\byps. This directory is in the following sections referred to as </text:span><text:span text:style-name="T2"><text:bibliography-mark text:identifier="LIBDIR" text:bibliography-type="article" text:author="Wolfgang Imig" text:title="Directory with BYPS libraries and C++ includes" text:url="https://github.com/wolfgangimig/byps/blob/master/byps-lib.zip">[LIBDIR]</text:bibliography-mark></text:span><text:span text:style-name="T2">.</text:span></text:p>
      <text:p text:style-name="P10"/>
      <text:h text:style-name="P14" text:outline-level="3">Java Development</text:h>
      <text:p text:style-name="P10">A Java Software Development Kit version 7.0 <text:bibliography-mark text:identifier="JDK" text:bibliography-type="article" text:author="ORACLE" text:title="JDK" text:year="2014" text:url="http://www.oracle.com/technetwork/java/javase/downloads/index.html">[JDK]</text:bibliography-mark> or newer and a Java IDE for Java EE is required. This documentation uses the Eclipse IDE <text:bibliography-mark text:identifier="ECLIPSE" text:bibliography-type="article" text:author="Eclipse Foundation" text:title="Eclipse IDE" text:year="2014" text:url="https://www.eclipse.org/downloads/">[ECLIPSE]</text:bibliography-mark>.</text:p>
      <text:p text:style-name="P10">The following libraries from <text:bibliography-mark text:identifier="LIBDIR" text:bibliography-type="article" text:author="Wolfgang Imig" text:title="Directory with BYPS libraries and C++ includes" text:url="https://github.com/wolfgangimig/byps/blob/master/byps-lib.zip">[LIBDIR]</text:bibliography-mark>/java are required to build and execute programs. </text:p>
      <table:table table:name="Tabelle1" table:style-name="Tabelle1">
        <table:table-column table:style-name="Tabelle1.A"/>
        <table:table-column table:style-name="Tabelle1.B"/>
        <table:table-row>
          <table:table-cell table:style-name="Tabelle1.A1" office:value-type="string">
            <text:p text:style-name="P4">JAR file</text:p>
          </table:table-cell>
          <table:table-cell table:style-name="Tabelle1.B1" office:value-type="string">
            <text:p text:style-name="P4">Purpose</text:p>
          </table:table-cell>
        </table:table-row>
        <table:table-row>
          <table:table-cell table:style-name="Tabelle1.A2" office:value-type="string">
            <text:p text:style-name="P3">bypshttp-ov.jar</text:p>
          </table:table-cell>
          <table:table-cell table:style-name="Tabelle1.B2" office:value-type="string">
            <text:p text:style-name="P3">Run-time library for BYPS communication over HTTP.</text:p>
          </table:table-cell>
        </table:table-row>
        <table:table-row>
          <table:table-cell table:style-name="Tabelle1.A2" office:value-type="string">
            <text:p text:style-name="P3">bypsgen.jar</text:p>
          </table:table-cell>
          <table:table-cell table:style-name="Tabelle1.B2" office:value-type="string">
            <text:p text:style-name="P3">Generator for BYPS communication layers (required only for development)</text:p>
          </table:table-cell>
        </table:table-row>
        <table:table-row>
          <table:table-cell table:style-name="Tabelle1.A2" office:value-type="string">
            <text:p text:style-name="P3">commons-fileupload-1.2.2.jar</text:p>
          </table:table-cell>
          <table:table-cell table:style-name="Tabelle1.B2" office:value-type="string">
            <text:p text:style-name="P3">Support for HTML form-based file upload (required only on server-side)</text:p>
          </table:table-cell>
        </table:table-row>
        <table:table-row>
          <table:table-cell table:style-name="Tabelle1.A2" office:value-type="string">
            <text:p text:style-name="P3">commons-io-2.3.jar</text:p>
          </table:table-cell>
          <table:table-cell table:style-name="Tabelle1.B2" office:value-type="string">
            <text:p text:style-name="P3">Utilities for IO functionality (required only on server-side)</text:p>
          </table:table-cell>
        </table:table-row>
        <table:table-row>
          <table:table-cell table:style-name="Tabelle1.A2" office:value-type="string">
            <text:p text:style-name="P3">commons-logging-1.1.1.jar</text:p>
          </table:table-cell>
          <table:table-cell table:style-name="Tabelle1.B2" office:value-type="string">
            <text:p text:style-name="P3">Abstract logging framework</text:p>
          </table:table-cell>
        </table:table-row>
        <table:table-row>
          <table:table-cell table:style-name="Tabelle1.A2" office:value-type="string">
            <text:p text:style-name="P3">log4j-1.2.15.jar</text:p>
          </table:table-cell>
          <table:table-cell table:style-name="Tabelle1.B2" office:value-type="string">
            <text:p text:style-name="P3">Logging framework</text:p>
          </table:table-cell>
        </table:table-row>
        <table:table-row>
          <table:table-cell table:style-name="Tabelle1.A2" office:value-type="string">
            <text:p text:style-name="P3">tools.jar</text:p>
          </table:table-cell>
          <table:table-cell table:style-name="Tabelle1.B2" office:value-type="string">
            <text:p text:style-name="P3">Compiler for Java and Javadoc, part of the JDK (required only for development)</text:p>
          </table:table-cell>
        </table:table-row>
      </table:table>
      <text:p text:style-name="P10"/>
      <text:h text:style-name="P14" text:outline-level="3">C# Development</text:h>
      <text:p text:style-name="P10">At least Microsoft Visual Studio 2012 Express is required. The .NET run-time must be 4.0 or newer.</text:p>
      <text:p text:style-name="P10">Projects have to refer to the DLLs in the Debug or Release sub-directory of <text:bibliography-mark text:identifier="LIBDIR" text:bibliography-type="article" text:author="Wolfgang Imig" text:title="Directory with BYPS libraries and C++ includes" text:url="https://github.com/wolfgangimig/byps/blob/master/byps-lib.zip">[LIBDIR]</text:bibliography-mark>/csharp. The BYPS communication classes have to be added in source code to the target projects.</text:p>
      <text:h text:style-name="P14" text:outline-level="3">C++ Development</text:h>
      <text:p text:style-name="P10">Mircosoft Visual Studio 2012 Express or newer is required. The generated code uses C++11 language features (e.g. lambda expressions). </text:p>
      <text:p text:style-name="P10">Support for QT 5.0 is under development.</text:p>
      <text:p text:style-name="P10">The BYPS communication classes have to be added in source code to the target projects.</text:p>
      <text:h text:style-name="P14" text:outline-level="3">JavaScript Development</text:h>
      <text:p text:style-name="P10">The oldest supported Browser versions are currently unknown. It has been tested with Chrome Version 33, Firefox Version 26 and IE 11.</text:p>
      <text:p text:style-name="P2">The following JavaScript libraries are required:</text:p>
      <text:p text:style-name="P2"/>
      <table:table table:name="Tabelle2" table:style-name="Tabelle2">
        <table:table-column table:style-name="Tabelle2.A"/>
        <table:table-column table:style-name="Tabelle2.B"/>
        <table:table-row>
          <table:table-cell table:style-name="Tabelle2.A1" office:value-type="string">
            <text:p text:style-name="P4">JavaScript file</text:p>
          </table:table-cell>
          <table:table-cell table:style-name="Tabelle2.B1" office:value-type="string">
            <text:p text:style-name="P4">Purpose</text:p>
          </table:table-cell>
        </table:table-row>
        <text:soft-page-break/>
        <table:table-row>
          <table:table-cell table:style-name="Tabelle2.A2" office:value-type="string">
            <text:p text:style-name="P3">byps.js</text:p>
          </table:table-cell>
          <table:table-cell table:style-name="Tabelle2.B2" office:value-type="string">
            <text:p text:style-name="P3">BYPS communication layer</text:p>
          </table:table-cell>
        </table:table-row>
        <table:table-row>
          <table:table-cell table:style-name="Tabelle2.A2" office:value-type="string">
            <text:p text:style-name="P3">json2.js</text:p>
          </table:table-cell>
          <table:table-cell table:style-name="Tabelle2.B2" office:value-type="string">
            <text:p text:style-name="P3">JSON serialization, see <text:bibliography-mark text:identifier="JSON" text:bibliography-type="article" text:author="Crockford" text:title="Java Script Object Notation" text:url="http://www.json.org/">[JSON]</text:bibliography-mark></text:p>
          </table:table-cell>
        </table:table-row>
      </table:table>
      <text:p text:style-name="P2"/>
      <text:p text:style-name="P2"/>
      <text:h text:style-name="P13" text:outline-level="1">Bibliography</text:h>
      <text:bibliography text:style-name="Sect1" text:protected="true" text:name="Literaturverzeichnis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Literaturverzeichnis1_Head">
            <text:p text:style-name="Bibliography_20_Heading">References</text:p>
          </text:index-title>
          <text:p text:style-name="P11">BYPS: Wolfgang Imig, Binary Portable Serialization, https://github.com/wolfgangimig/byps</text:p>
          <text:p text:style-name="P11">LIBDIR: Wolfgang Imig, Directory with BYPS libraries and C++ includes., https://github.com/wolfgangimig/byps/blob/master/byps-lib.zip</text:p>
          <text:p text:style-name="P11">JDK: ORACLE, JDK, http://www.oracle.com/technetwork/java/javase/downloads/index.html</text:p>
          <text:p text:style-name="P11">ECLIPSE: Eclipse Foundation, Eclipse IDE, https://www.eclipse.org/downloads/</text:p>
          <text:p text:style-name="P11">JSON: Crockford, Java Script Object Notation, http://www.json.org/</text:p>
        </text:index-body>
      </text:bibliography>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master-page-name="">
      <style:paragraph-properties fo:margin-top="0cm" fo:margin-bottom="0cm" style:page-number="auto" fo:background-color="#e6e6e6">
        <style:background-image/>
      </style:paragraph-properties>
      <style:text-properties style:font-name="Courier New" fo:font-size="8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1T13:26:25.38</meta:creation-date>
    <dc:date>2014-03-17T22:28:14.22</dc:date>
    <meta:editing-duration>PT9H7M47S</meta:editing-duration>
    <meta:editing-cycles>33</meta:editing-cycles>
    <meta:generator>OpenOffice.org/3.4.1$Win32 OpenOffice.org_project/341m1$Build-9593</meta:generator>
    <meta:document-statistic meta:table-count="4" meta:image-count="0" meta:object-count="0" meta:page-count="7" meta:paragraph-count="217" meta:word-count="1353" meta:character-count="9815"/>
  </office:meta>
</office:document-meta>
</file>